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fo:language="ru" fo:country="RU"/>
    </style:style>
    <style:style style:name="P2" style:family="paragraph" style:parent-style-name="Standard">
      <style:paragraph-properties fo:line-height="150%"/>
      <style:text-properties style:font-name="Arial" fo:language="ru" fo:country="RU" fo:font-weight="bold" officeooo:rsid="00350d00" officeooo:paragraph-rsid="00350d00" style:font-weight-asian="bold" style:font-weight-complex="bold"/>
    </style:style>
    <style:style style:name="P3" style:family="paragraph" style:parent-style-name="Standard">
      <style:paragraph-properties fo:line-height="150%"/>
      <style:text-properties style:font-name="Arial" fo:font-size="18pt" fo:language="ru" fo:country="RU" fo:font-weight="bold" officeooo:rsid="000429f3" officeooo:paragraph-rsid="001657f0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50%"/>
      <style:text-properties style:font-name="Arial" fo:font-size="14pt" fo:language="ru" fo:country="RU" fo:font-weight="bold" officeooo:rsid="0022b5fa" officeooo:paragraph-rsid="0022b5fa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/>
      <style:text-properties style:font-name="Times New Roman" fo:font-size="12pt" fo:language="ru" fo:country="RU" fo:font-weight="normal" officeooo:rsid="001b2c41" officeooo:paragraph-rsid="001b2c4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style:font-name="Times New Roman" fo:language="ru" fo:country="RU" officeooo:rsid="00235f36" officeooo:paragraph-rsid="00235f36"/>
    </style:style>
    <style:style style:name="P7" style:family="paragraph" style:parent-style-name="Standard">
      <style:paragraph-properties fo:line-height="150%"/>
      <style:text-properties style:font-name="Times New Roman" fo:language="ru" fo:country="RU" officeooo:rsid="0041e117" officeooo:paragraph-rsid="0041e117"/>
    </style:style>
    <style:style style:name="P8" style:family="paragraph" style:parent-style-name="Standard">
      <style:paragraph-properties fo:line-height="150%"/>
      <style:text-properties fo:language="ru" fo:country="RU" fo:font-weight="bold" officeooo:paragraph-rsid="001657f0" style:font-weight-asian="bold" style:font-weight-complex="bold"/>
    </style:style>
    <style:style style:name="P9" style:family="paragraph" style:parent-style-name="Standard">
      <style:paragraph-properties fo:line-height="150%"/>
      <style:text-properties fo:language="ru" fo:country="RU" fo:font-weight="bold" officeooo:rsid="003efbe1" officeooo:paragraph-rsid="001657f0" style:font-weight-asian="bold" style:font-weight-complex="bold"/>
    </style:style>
    <style:style style:name="P10" style:family="paragraph" style:parent-style-name="Standard">
      <style:paragraph-properties fo:line-height="150%"/>
      <style:text-properties fo:language="ru" fo:country="RU" officeooo:paragraph-rsid="00235f36"/>
    </style:style>
    <style:style style:name="P11" style:family="paragraph" style:parent-style-name="Standard">
      <style:paragraph-properties fo:line-height="150%"/>
      <style:text-properties fo:language="ru" fo:country="RU" officeooo:paragraph-rsid="001657f0"/>
    </style:style>
    <style:style style:name="P12" style:family="paragraph" style:parent-style-name="Standard">
      <style:paragraph-properties fo:margin-left="0in" fo:margin-right="0in" fo:margin-top="0in" fo:margin-bottom="0.0835in" style:contextual-spacing="false" fo:line-height="150%" fo:text-align="end" style:justify-single-word="false" fo:text-indent="0in" style:auto-text-indent="false"/>
      <style:text-properties fo:language="ru" fo:country="RU" officeooo:paragraph-rsid="001657f0"/>
    </style:style>
    <style:style style:name="P13" style:family="paragraph" style:parent-style-name="Standard">
      <style:paragraph-properties fo:margin-top="0in" fo:margin-bottom="0.0835in" style:contextual-spacing="false" fo:line-height="150%" fo:text-align="end" style:justify-single-word="false"/>
      <style:text-properties fo:color="#00000a" fo:language="ru" fo:country="RU" fo:font-weight="bold" officeooo:paragraph-rsid="001657f0" style:font-name-asian="Times New Roman1" style:font-weight-asian="bold" style:font-name-complex="Times New Roman1"/>
    </style:style>
    <style:style style:name="P14" style:family="paragraph" style:parent-style-name="Standard">
      <style:paragraph-properties fo:margin-top="0in" fo:margin-bottom="0.0835in" style:contextual-spacing="false" fo:line-height="150%"/>
      <style:text-properties fo:color="#00000a" fo:language="ru" fo:country="RU" fo:font-weight="bold" officeooo:paragraph-rsid="001657f0" style:font-name-asian="Times New Roman1" style:font-weight-asian="bold" style:font-name-complex="Times New Roman1"/>
    </style:style>
    <style:style style:name="P15" style:family="paragraph" style:parent-style-name="Standard">
      <style:paragraph-properties fo:margin-top="0in" fo:margin-bottom="0.0835in" style:contextual-spacing="false" fo:line-height="150%" fo:text-align="center" style:justify-single-word="false"/>
      <style:text-properties fo:color="#00000a" fo:language="ru" fo:country="RU" fo:font-weight="bold" officeooo:paragraph-rsid="001657f0" style:font-name-asian="Times New Roman1" style:font-weight-asian="bold" style:font-name-complex="Times New Roman1"/>
    </style:style>
    <style:style style:name="P16" style:family="paragraph" style:parent-style-name="Standard">
      <style:paragraph-properties fo:margin-top="0in" fo:margin-bottom="0.0835in" style:contextual-spacing="false" fo:line-height="150%" fo:text-align="center" style:justify-single-word="false"/>
      <style:text-properties fo:color="#00000a" fo:language="ru" fo:country="RU" fo:font-weight="bold" officeooo:rsid="0004eeaf" officeooo:paragraph-rsid="001657f0" style:font-name-asian="Times New Roman1" style:font-weight-asian="bold" style:font-name-complex="Times New Roman1"/>
    </style:style>
    <style:style style:name="P17" style:family="paragraph" style:parent-style-name="Standard">
      <style:paragraph-properties fo:margin-top="0in" fo:margin-bottom="0.0835in" style:contextual-spacing="false" fo:line-height="150%"/>
      <style:text-properties fo:color="#00000a" fo:language="ru" fo:country="RU" officeooo:paragraph-rsid="001657f0" style:font-name-complex="Times New Roman1"/>
    </style:style>
    <style:style style:name="P18" style:family="paragraph" style:parent-style-name="Standard">
      <style:paragraph-properties fo:margin-top="0in" fo:margin-bottom="0.0835in" style:contextual-spacing="false" fo:line-height="150%" fo:text-align="center" style:justify-single-word="false"/>
      <style:text-properties fo:color="#00000a" fo:font-size="18pt" fo:language="ru" fo:country="RU" fo:font-weight="bold" officeooo:paragraph-rsid="001657f0" style:font-name-asian="Times New Roman1" style:font-size-asian="18pt" style:font-weight-asian="bold" style:font-name-complex="Times New Roman1" style:font-size-complex="18pt"/>
    </style:style>
    <style:style style:name="P19" style:family="paragraph" style:parent-style-name="Standard">
      <style:paragraph-properties fo:margin-top="0in" fo:margin-bottom="0.0835in" style:contextual-spacing="false" fo:line-height="150%"/>
      <style:text-properties fo:color="#00000a" fo:font-size="18pt" fo:language="ru" fo:country="RU" fo:font-weight="bold" officeooo:paragraph-rsid="001657f0" style:font-name-asian="Times New Roman1" style:font-size-asian="18pt" style:font-weight-asian="bold" style:font-name-complex="Times New Roman1" style:font-size-complex="18pt"/>
    </style:style>
    <style:style style:name="P20" style:family="paragraph" style:parent-style-name="Standard">
      <style:paragraph-properties fo:margin-top="0in" fo:margin-bottom="0.0835in" style:contextual-spacing="false" fo:line-height="150%" fo:text-align="end" style:justify-single-word="false"/>
      <style:text-properties fo:language="ru" fo:country="RU" officeooo:paragraph-rsid="001657f0"/>
    </style:style>
    <style:style style:name="P21" style:family="paragraph" style:parent-style-name="Standard">
      <style:paragraph-properties fo:margin-top="0in" fo:margin-bottom="0.0835in" style:contextual-spacing="false" fo:line-height="150%" fo:text-align="center" style:justify-single-word="false"/>
      <style:text-properties fo:language="ru" fo:country="RU" officeooo:paragraph-rsid="001657f0"/>
    </style:style>
    <style:style style:name="P22" style:family="paragraph" style:parent-style-name="Standard">
      <style:paragraph-properties fo:margin-left="2.9583in" fo:margin-right="0in" fo:margin-top="0in" fo:margin-bottom="0.0835in" style:contextual-spacing="false" fo:line-height="150%" fo:text-align="end" style:justify-single-word="false" fo:text-indent="0in" style:auto-text-indent="false"/>
      <style:text-properties fo:color="#00000a" fo:language="ru" fo:country="RU" fo:font-weight="bold" officeooo:rsid="0004eeaf" officeooo:paragraph-rsid="001657f0" style:font-name-asian="Times New Roman1" style:font-weight-asian="bold" style:font-name-complex="Times New Roman1"/>
    </style:style>
    <style:style style:name="P23" style:family="paragraph" style:parent-style-name="Standard">
      <style:paragraph-properties fo:margin-top="0in" fo:margin-bottom="0.0835in" style:contextual-spacing="false" fo:line-height="150%" fo:text-align="center" style:justify-single-word="false"/>
      <style:text-properties fo:color="#00000a" fo:language="ru" fo:country="RU" fo:font-weight="bold" officeooo:paragraph-rsid="001657f0" style:font-name-asian="Times New Roman1" style:font-weight-asian="bold" style:font-name-complex="Times New Roman1"/>
    </style:style>
    <style:style style:name="P24" style:family="paragraph" style:parent-style-name="Standard" style:list-style-name="L1">
      <style:paragraph-properties fo:line-height="150%"/>
      <style:text-properties style:font-name="Arial" fo:font-size="14pt" fo:language="ru" fo:country="RU" fo:font-weight="bold" officeooo:rsid="0019fe87" officeooo:paragraph-rsid="0019fe87" style:font-size-asian="14pt" style:font-weight-asian="bold" style:font-size-complex="14pt" style:font-weight-complex="bold"/>
    </style:style>
    <style:style style:name="P25" style:family="paragraph" style:parent-style-name="Standard" style:list-style-name="L1">
      <style:paragraph-properties fo:line-height="150%"/>
      <style:text-properties style:font-name="Arial" fo:font-size="14pt" fo:language="ru" fo:country="RU" fo:font-weight="bold" officeooo:rsid="00350d00" officeooo:paragraph-rsid="00350d00" style:font-size-asian="14pt" style:font-weight-asian="bold" style:font-size-complex="14pt" style:font-weight-complex="bold"/>
    </style:style>
    <style:style style:name="P26" style:family="paragraph" style:parent-style-name="Standard" style:list-style-name="L1">
      <style:paragraph-properties fo:line-height="150%"/>
      <style:text-properties style:font-name="Arial" fo:font-size="14pt" fo:language="ru" fo:country="RU" fo:font-weight="bold" officeooo:rsid="004694d6" officeooo:paragraph-rsid="004694d6" style:font-size-asian="14pt" style:font-weight-asian="bold" style:font-size-complex="14pt" style:font-weight-complex="bold"/>
    </style:style>
    <style:style style:name="P27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language="ru" fo:country="RU" fo:font-weight="bold" officeooo:rsid="002c2807" officeooo:paragraph-rsid="003273b5" style:font-size-asian="12pt" style:font-weight-asian="bold" style:font-size-complex="12pt" style:font-weight-complex="bold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language="ru" fo:country="RU" fo:font-weight="bold" officeooo:rsid="0038d2ab" officeooo:paragraph-rsid="0038d2ab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language="ru" fo:country="RU" fo:font-weight="bold" officeooo:rsid="002db7d5" officeooo:paragraph-rsid="0038d2ab" style:font-size-asian="12pt" style:font-weight-asian="bold" style:font-size-complex="12pt" style:font-weight-complex="bold"/>
    </style:style>
    <style:style style:name="P30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language="ru" fo:country="RU" fo:font-weight="bold" officeooo:rsid="003273b5" officeooo:paragraph-rsid="003273b5" style:font-size-asian="12pt" style:font-weight-asian="bold" style:font-size-complex="12pt" style:font-weight-complex="bold"/>
    </style:style>
    <style:style style:name="P31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language="ru" fo:country="RU" fo:font-weight="bold" officeooo:rsid="002ae6bb" officeooo:paragraph-rsid="002ae6bb" style:font-size-asian="12pt" style:font-weight-asian="bold" style:font-size-complex="12pt" style:font-weight-complex="bold"/>
    </style:style>
    <style:style style:name="P32" style:family="paragraph" style:parent-style-name="Standard" style:list-style-name="L1">
      <style:paragraph-properties fo:line-height="150%"/>
      <style:text-properties style:font-name="Arial" fo:font-size="12pt" fo:language="ru" fo:country="RU" fo:font-weight="bold" officeooo:rsid="00350d00" officeooo:paragraph-rsid="004079bb" style:font-size-asian="12pt" style:font-weight-asian="bold" style:font-size-complex="12pt" style:font-weight-complex="bold"/>
    </style:style>
    <style:style style:name="P33" style:family="paragraph" style:parent-style-name="Standard" style:list-style-name="L1">
      <style:paragraph-properties fo:line-height="150%"/>
      <style:text-properties style:font-name="Arial" fo:font-size="12pt" fo:language="ru" fo:country="RU" fo:font-weight="bold" officeooo:rsid="00350d00" officeooo:paragraph-rsid="00350d00" style:font-size-asian="12pt" style:font-weight-asian="bold" style:font-size-complex="12pt" style:font-weight-complex="bold"/>
    </style:style>
    <style:style style:name="P34" style:family="paragraph" style:parent-style-name="Standard" style:list-style-name="L1">
      <style:paragraph-properties fo:line-height="150%"/>
      <style:text-properties style:font-name="Arial" fo:font-size="12pt" fo:language="ru" fo:country="RU" fo:font-weight="bold" officeooo:rsid="00350d00" officeooo:paragraph-rsid="0019fe87" style:font-size-asian="12pt" style:font-weight-asian="bold" style:font-size-complex="12pt" style:font-weight-complex="bold"/>
    </style:style>
    <style:style style:name="P35" style:family="paragraph" style:parent-style-name="Standard" style:list-style-name="L1">
      <style:paragraph-properties fo:line-height="150%"/>
      <style:text-properties style:font-name="Arial" fo:font-size="12pt" fo:language="ru" fo:country="RU" fo:font-weight="bold" officeooo:rsid="0043b1a8" officeooo:paragraph-rsid="0043b1a8" style:font-size-asian="12pt" style:font-weight-asian="bold" style:font-size-complex="12pt" style:font-weight-complex="bold"/>
    </style:style>
    <style:style style:name="P36" style:family="paragraph" style:parent-style-name="Standard" style:list-style-name="L1">
      <style:paragraph-properties fo:line-height="150%"/>
      <style:text-properties style:font-name="Arial" fo:language="ru" fo:country="RU" fo:font-weight="bold" officeooo:rsid="0022b5fa" officeooo:paragraph-rsid="0022b5fa" style:font-weight-asian="bold" style:font-weight-complex="bold"/>
    </style:style>
    <style:style style:name="P37" style:family="paragraph" style:parent-style-name="Standard" style:list-style-name="L1">
      <style:paragraph-properties fo:line-height="150%"/>
      <style:text-properties style:font-name="Arial" fo:language="ru" fo:country="RU" fo:font-weight="bold" officeooo:rsid="00350d00" officeooo:paragraph-rsid="004079bb" style:font-weight-asian="bold" style:font-weight-complex="bold"/>
    </style:style>
    <style:style style:name="P38" style:family="paragraph" style:parent-style-name="Standard" style:list-style-name="L1">
      <style:paragraph-properties fo:line-height="150%"/>
      <style:text-properties style:font-name="Arial" fo:language="ru" fo:country="RU" fo:font-weight="bold" officeooo:rsid="00350d00" officeooo:paragraph-rsid="0019fe87" style:font-weight-asian="bold" style:font-weight-complex="bold"/>
    </style:style>
    <style:style style:name="P39" style:family="paragraph" style:parent-style-name="Standard" style:list-style-name="L1">
      <style:paragraph-properties fo:line-height="150%"/>
      <style:text-properties style:font-name="Arial" fo:language="ru" fo:country="RU" fo:font-weight="bold" officeooo:rsid="00350d00" officeooo:paragraph-rsid="00350d00" style:font-weight-asian="bold" style:font-weight-complex="bold"/>
    </style:style>
    <style:style style:name="P40" style:family="paragraph" style:parent-style-name="Standard" style:list-style-name="L1">
      <style:paragraph-properties fo:line-height="150%"/>
      <style:text-properties style:font-name="Arial" fo:language="ru" fo:country="RU" fo:font-weight="bold" officeooo:rsid="001b2c41" officeooo:paragraph-rsid="00217071" style:font-weight-asian="bold" style:font-weight-complex="bold"/>
    </style:style>
    <style:style style:name="P41" style:family="paragraph" style:parent-style-name="Standard" style:list-style-name="L1">
      <style:paragraph-properties fo:line-height="150%"/>
      <style:text-properties style:font-name="Arial" fo:language="ru" fo:country="RU" fo:font-weight="bold" officeooo:rsid="001b2c41" officeooo:paragraph-rsid="001b2c41" style:font-weight-asian="bold" style:font-weight-complex="bold"/>
    </style:style>
    <style:style style:name="P42" style:family="paragraph" style:parent-style-name="Standard" style:list-style-name="L1">
      <style:paragraph-properties fo:line-height="150%"/>
      <style:text-properties style:font-name="Arial" fo:language="ru" fo:country="RU" fo:font-weight="bold" officeooo:rsid="0019fe87" officeooo:paragraph-rsid="0019fe87" style:font-weight-asian="bold" style:font-weight-complex="bold"/>
    </style:style>
    <style:style style:name="P43" style:family="paragraph" style:parent-style-name="Standard" style:list-style-name="L1">
      <style:paragraph-properties fo:line-height="150%"/>
      <style:text-properties fo:font-size="12pt" fo:language="ru" fo:country="RU" fo:font-weight="bold" officeooo:rsid="002ae6bb" officeooo:paragraph-rsid="002ae6bb" style:font-size-asian="12pt" style:font-weight-asian="bold" style:font-size-complex="12pt" style:font-weight-complex="bold"/>
    </style:style>
    <style:style style:name="P44" style:family="paragraph" style:parent-style-name="Standard" style:list-style-name="L1">
      <style:paragraph-properties fo:line-height="150%" fo:text-align="justify" style:justify-single-word="false"/>
      <style:text-properties fo:font-size="12pt" fo:language="ru" fo:country="RU" fo:font-weight="bold" officeooo:rsid="002ae6bb" officeooo:paragraph-rsid="003273b5" style:font-size-asian="12pt" style:font-weight-asian="bold" style:font-size-complex="12pt" style:font-weight-complex="bold"/>
    </style:style>
    <style:style style:name="P45" style:family="paragraph" style:parent-style-name="Standard" style:list-style-name="L1">
      <style:paragraph-properties fo:line-height="150%" fo:text-align="justify" style:justify-single-word="false"/>
      <style:text-properties fo:font-size="12pt" fo:language="ru" fo:country="RU" fo:font-weight="bold" officeooo:rsid="002ae6bb" officeooo:paragraph-rsid="003e27db" style:font-size-asian="12pt" style:font-weight-asian="bold" style:font-size-complex="12pt" style:font-weight-complex="bold"/>
    </style:style>
    <style:style style:name="P46" style:family="paragraph" style:parent-style-name="Standard" style:list-style-name="L1">
      <style:paragraph-properties fo:line-height="150%" fo:text-align="justify" style:justify-single-word="false"/>
      <style:text-properties fo:font-size="12pt" fo:language="ru" fo:country="RU" fo:font-weight="bold" officeooo:rsid="002baf7b" officeooo:paragraph-rsid="002db7d5" style:font-size-asian="12pt" style:font-weight-asian="bold" style:font-size-complex="12pt" style:font-weight-complex="bold"/>
    </style:style>
    <style:style style:name="P47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235f36" officeooo:paragraph-rsid="003273b5" style:font-size-asian="10.5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235f36" officeooo:paragraph-rsid="002baf7b" style:font-size-asian="10.5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235f36" officeooo:paragraph-rsid="002ae6bb" style:font-size-asian="10.5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38d2ab" officeooo:paragraph-rsid="003a4e54" style:font-size-asian="10.5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38d2ab" officeooo:paragraph-rsid="0038d2ab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36e9af" officeooo:paragraph-rsid="0038d2ab" style:font-size-asian="10.5pt" style:font-weight-asian="normal" style:font-size-complex="12pt" style:font-weight-complex="normal"/>
    </style:style>
    <style:style style:name="P53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2pt" fo:language="ru" fo:country="RU" fo:font-weight="normal" officeooo:rsid="0036e9af" officeooo:paragraph-rsid="0038d2ab" style:font-size-asian="10.5pt" style:font-weight-asian="normal" style:font-size-complex="12pt" style:font-weight-complex="normal"/>
    </style:style>
    <style:style style:name="P54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2pt" fo:language="ru" fo:country="RU" fo:font-weight="normal" officeooo:rsid="0036e9af" officeooo:paragraph-rsid="003efbe1" style:font-size-asian="10.5pt" style:font-weight-asian="normal" style:font-size-complex="12pt" style:font-weight-complex="normal"/>
    </style:style>
    <style:style style:name="P55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28f87b" officeooo:paragraph-rsid="002c2807" style:font-size-asian="10.5pt" style:font-weight-asian="normal" style:font-size-complex="12pt" style:font-weight-complex="normal"/>
    </style:style>
    <style:style style:name="P56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28f87b" officeooo:paragraph-rsid="0028f87b" style:font-size-asian="10.5pt" style:font-weight-asian="normal" style:font-size-complex="12pt" style:font-weight-complex="normal"/>
    </style:style>
    <style:style style:name="P57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2e1eec" officeooo:paragraph-rsid="002e1eec" style:font-size-asian="10.5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2c2807" officeooo:paragraph-rsid="003273b5" style:font-size-asian="12pt" style:font-weight-asian="normal" style:font-size-complex="12pt" style:font-weight-complex="normal"/>
    </style:style>
    <style:style style:name="P59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2c2807" officeooo:paragraph-rsid="003efbe1" style:font-size-asian="12pt" style:font-weight-asian="normal" style:font-size-complex="12pt" style:font-weight-complex="normal"/>
    </style:style>
    <style:style style:name="P60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2c2807" officeooo:paragraph-rsid="003ff88e" style:font-size-asian="12pt" style:font-weight-asian="normal" style:font-size-complex="12pt" style:font-weight-complex="normal"/>
    </style:style>
    <style:style style:name="P61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3368c3" officeooo:paragraph-rsid="003368c3" style:font-size-asian="12pt" style:font-weight-asian="normal" style:font-size-complex="12pt" style:font-weight-complex="normal"/>
    </style:style>
    <style:style style:name="P62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3273b5" officeooo:paragraph-rsid="00512353" style:font-size-asian="12pt" style:font-weight-asian="normal" style:font-size-complex="12pt" style:font-weight-complex="normal"/>
    </style:style>
    <style:style style:name="P63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2ae6bb" officeooo:paragraph-rsid="002baf7b" style:font-size-asian="12pt" style:font-weight-asian="normal" style:font-size-complex="12pt" style:font-weight-complex="normal"/>
    </style:style>
    <style:style style:name="P64" style:family="paragraph" style:parent-style-name="Standard" style:list-style-name="L1">
      <style:paragraph-properties fo:line-height="150%"/>
      <style:text-properties style:font-name="Times New Roman" fo:font-size="12pt" fo:language="ru" fo:country="RU" fo:font-weight="normal" officeooo:rsid="004694d6" officeooo:paragraph-rsid="004694d6" style:font-size-asian="12pt" style:font-weight-asian="normal" style:font-size-complex="12pt" style:font-weight-complex="normal"/>
    </style:style>
    <style:style style:name="P65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43b1a8" officeooo:paragraph-rsid="004cb5b2" style:font-size-asian="12pt" style:font-weight-asian="normal" style:font-size-complex="12pt" style:font-weight-complex="normal"/>
    </style:style>
    <style:style style:name="P66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4cb5b2" officeooo:paragraph-rsid="004cb5b2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line-height="150%"/>
      <style:text-properties style:font-name="Times New Roman" fo:font-size="12pt" fo:language="ru" fo:country="RU" fo:font-weight="normal" officeooo:rsid="005587cb" officeooo:paragraph-rsid="005587cb" style:font-size-asian="12pt" style:font-weight-asian="normal" style:font-size-complex="12pt" style:font-weight-complex="normal"/>
    </style:style>
    <style:style style:name="P68" style:family="paragraph" style:parent-style-name="Standard" style:list-style-name="L3">
      <style:paragraph-properties fo:line-height="150%"/>
      <style:text-properties style:font-name="Times New Roman" fo:font-size="12pt" fo:language="ru" fo:country="RU" fo:font-weight="normal" officeooo:rsid="005587cb" officeooo:paragraph-rsid="005587cb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line-height="150%" fo:text-align="justify" style:justify-single-word="false"/>
      <style:text-properties style:font-name="Times New Roman" fo:font-size="12pt" fo:language="ru" fo:country="RU" fo:font-weight="normal" officeooo:rsid="005587cb" officeooo:paragraph-rsid="005587cb" style:font-size-asian="12pt" style:font-weight-asian="normal" style:font-size-complex="12pt" style:font-weight-complex="normal"/>
    </style:style>
    <style:style style:name="P70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2pt" fo:language="ru" fo:country="RU" fo:font-weight="normal" officeooo:rsid="005587cb" officeooo:paragraph-rsid="005587cb" style:font-size-asian="12pt" style:font-weight-asian="normal" style:font-size-complex="12pt" style:font-weight-complex="normal"/>
    </style:style>
    <style:style style:name="P71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2pt" fo:language="ru" fo:country="RU" fo:font-weight="normal" officeooo:rsid="005587cb" officeooo:paragraph-rsid="0055b77f" style:font-size-asian="12pt" style:font-weight-asian="normal" style:font-size-complex="12pt" style:font-weight-complex="normal"/>
    </style:style>
    <style:style style:name="P72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2pt" fo:language="ru" fo:country="RU" fo:font-weight="normal" officeooo:rsid="005587cb" officeooo:paragraph-rsid="00579bd0" style:font-size-asian="12pt" style:font-weight-asian="normal" style:font-size-complex="12pt" style:font-weight-complex="normal"/>
    </style:style>
    <style:style style:name="P73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2pt" fo:language="ru" fo:country="RU" fo:font-weight="normal" officeooo:rsid="0055b77f" officeooo:paragraph-rsid="0055b77f" style:font-size-asian="12pt" style:font-weight-asian="normal" style:font-size-complex="12pt" style:font-weight-complex="normal"/>
    </style:style>
    <style:style style:name="P74" style:family="paragraph" style:parent-style-name="Standard" style:list-style-name="L1">
      <style:paragraph-properties fo:line-height="150%"/>
      <style:text-properties style:font-name="Times New Roman" fo:language="ru" fo:country="RU" officeooo:rsid="0019fe87" officeooo:paragraph-rsid="0019fe87"/>
    </style:style>
    <style:style style:name="P7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6" style:family="paragraph" style:parent-style-name="Bibliography_20_1">
      <style:paragraph-properties>
        <style:tab-stops/>
      </style:paragraph-properties>
    </style:style>
    <style:style style:name="P7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fo:color="#00000a" fo:font-weight="bold" style:font-name-asian="Times New Roman1" style:font-weight-asian="bold" style:font-name-complex="Times New Roman1"/>
    </style:style>
    <style:style style:name="T2" style:family="text">
      <style:text-properties fo:color="#00000a" fo:font-weight="bold" officeooo:rsid="0004eeaf" style:font-name-asian="Times New Roman1" style:font-weight-asian="bold" style:font-name-complex="Times New Roman1"/>
    </style:style>
    <style:style style:name="T3" style:family="text">
      <style:text-properties fo:color="#00000a" style:font-name-complex="Times New Roman1"/>
    </style:style>
    <style:style style:name="T4" style:family="text">
      <style:text-properties style:font-name="Arial"/>
    </style:style>
    <style:style style:name="T5" style:family="text">
      <style:text-properties style:font-name="Arial" officeooo:rsid="0019fe87"/>
    </style:style>
    <style:style style:name="T6" style:family="text">
      <style:text-properties style:font-name="Arial" officeooo:rsid="003273b5"/>
    </style:style>
    <style:style style:name="T7" style:family="text">
      <style:text-properties style:font-name="Times New Roman" fo:font-weight="normal" officeooo:rsid="0022b5fa" style:font-size-asian="10.5pt" style:font-weight-asian="normal" style:font-weight-complex="normal"/>
    </style:style>
    <style:style style:name="T8" style:family="text">
      <style:text-properties style:font-name="Times New Roman" fo:font-weight="normal" officeooo:rsid="0028f87b" style:font-size-asian="10.5pt" style:font-weight-asian="normal" style:font-weight-complex="normal"/>
    </style:style>
    <style:style style:name="T9" style:family="text">
      <style:text-properties style:font-name="Times New Roman" fo:font-weight="normal" officeooo:rsid="00235f36" style:font-size-asian="10.5pt" style:font-weight-asian="normal" style:font-weight-complex="normal"/>
    </style:style>
    <style:style style:name="T10" style:family="text">
      <style:text-properties style:font-name="Times New Roman" fo:font-weight="normal" officeooo:rsid="002a082c" style:font-size-asian="10.5pt" style:font-weight-asian="normal" style:font-weight-complex="normal"/>
    </style:style>
    <style:style style:name="T11" style:family="text">
      <style:text-properties style:font-name="Times New Roman" fo:font-weight="normal" officeooo:rsid="002c2807" style:font-size-asian="10.5pt" style:font-weight-asian="normal" style:font-weight-complex="normal"/>
    </style:style>
    <style:style style:name="T12" style:family="text">
      <style:text-properties style:font-name="Times New Roman" fo:font-weight="normal" officeooo:rsid="002f70db" style:font-size-asian="10.5pt" style:font-weight-asian="normal" style:font-weight-complex="normal"/>
    </style:style>
    <style:style style:name="T13" style:family="text">
      <style:text-properties style:font-name="Times New Roman" fo:font-weight="normal" officeooo:rsid="0036e9af" style:font-size-asian="10.5pt" style:font-weight-asian="normal" style:font-weight-complex="normal"/>
    </style:style>
    <style:style style:name="T14" style:family="text">
      <style:text-properties style:font-name="Times New Roman" fo:font-weight="normal" officeooo:rsid="003d6a72" style:font-size-asian="10.5pt" style:font-weight-asian="normal" style:font-weight-complex="normal"/>
    </style:style>
    <style:style style:name="T15" style:family="text">
      <style:text-properties style:font-name="Times New Roman" fo:font-weight="normal" officeooo:rsid="003e27db" style:font-size-asian="10.5pt" style:font-weight-asian="normal" style:font-weight-complex="normal"/>
    </style:style>
    <style:style style:name="T16" style:family="text">
      <style:text-properties style:font-name="Times New Roman" fo:font-weight="normal" officeooo:rsid="0040ec25" style:font-size-asian="10.5pt" style:font-weight-asian="normal" style:font-weight-complex="normal"/>
    </style:style>
    <style:style style:name="T17" style:family="text">
      <style:text-properties style:font-name="Times New Roman" fo:font-weight="normal" officeooo:rsid="0041e117" style:font-size-asian="10.5pt" style:font-weight-asian="normal" style:font-weight-complex="normal"/>
    </style:style>
    <style:style style:name="T18" style:family="text">
      <style:text-properties style:font-name="Times New Roman" fo:font-weight="normal" officeooo:rsid="004694d6" style:font-size-asian="10.5pt" style:font-weight-asian="normal" style:font-weight-complex="normal"/>
    </style:style>
    <style:style style:name="T19" style:family="text">
      <style:text-properties style:font-name="Times New Roman" fo:font-weight="normal" officeooo:rsid="00491638" style:font-size-asian="10.5pt" style:font-weight-asian="normal" style:font-weight-complex="normal"/>
    </style:style>
    <style:style style:name="T20" style:family="text">
      <style:text-properties officeooo:rsid="002baf7b"/>
    </style:style>
    <style:style style:name="T21" style:family="text">
      <style:text-properties style:font-size-asian="10.5pt"/>
    </style:style>
    <style:style style:name="T22" style:family="text">
      <style:text-properties officeooo:rsid="0028f87b" style:font-size-asian="10.5pt"/>
    </style:style>
    <style:style style:name="T23" style:family="text">
      <style:text-properties officeooo:rsid="003368c3" style:font-size-asian="10.5pt"/>
    </style:style>
    <style:style style:name="T24" style:family="text">
      <style:text-properties officeooo:rsid="003d1e18" style:font-size-asian="10.5pt"/>
    </style:style>
    <style:style style:name="T25" style:family="text">
      <style:text-properties officeooo:rsid="003d6a72" style:font-size-asian="10.5pt"/>
    </style:style>
    <style:style style:name="T26" style:family="text">
      <style:text-properties officeooo:rsid="003e27db" style:font-size-asian="10.5pt"/>
    </style:style>
    <style:style style:name="T27" style:family="text">
      <style:text-properties officeooo:rsid="003efbe1" style:font-size-asian="10.5pt"/>
    </style:style>
    <style:style style:name="T28" style:family="text">
      <style:text-properties officeooo:rsid="003ff88e" style:font-size-asian="10.5pt"/>
    </style:style>
    <style:style style:name="T29" style:family="text">
      <style:text-properties officeooo:rsid="00491638" style:font-size-asian="10.5pt"/>
    </style:style>
    <style:style style:name="T30" style:family="text">
      <style:text-properties officeooo:rsid="004b0d1c" style:font-size-asian="10.5pt"/>
    </style:style>
    <style:style style:name="T31" style:family="text">
      <style:text-properties officeooo:rsid="004b87a6" style:font-size-asian="10.5pt"/>
    </style:style>
    <style:style style:name="T32" style:family="text">
      <style:text-properties officeooo:rsid="00512353" style:font-size-asian="10.5pt"/>
    </style:style>
    <style:style style:name="T33" style:family="text">
      <style:text-properties officeooo:rsid="00527f64" style:font-size-asian="10.5pt"/>
    </style:style>
    <style:style style:name="T34" style:family="text">
      <style:text-properties officeooo:rsid="00528241" style:font-size-asian="10.5pt"/>
    </style:style>
    <style:style style:name="T35" style:family="text">
      <style:text-properties officeooo:rsid="002db7d5"/>
    </style:style>
    <style:style style:name="T36" style:family="text">
      <style:text-properties officeooo:rsid="002e8700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font-size="14pt" officeooo:rsid="0019fe87" style:font-size-asian="14pt" style:font-size-complex="14pt"/>
    </style:style>
    <style:style style:name="T39" style:family="text">
      <style:text-properties officeooo:rsid="0028f87b"/>
    </style:style>
    <style:style style:name="T40" style:family="text">
      <style:text-properties officeooo:rsid="003368c3"/>
    </style:style>
    <style:style style:name="T41" style:family="text">
      <style:text-properties officeooo:rsid="002a082c"/>
    </style:style>
    <style:style style:name="T42" style:family="text">
      <style:text-properties officeooo:rsid="003a4e54"/>
    </style:style>
    <style:style style:name="T43" style:family="text">
      <style:text-properties officeooo:rsid="003ca056"/>
    </style:style>
    <style:style style:name="T44" style:family="text">
      <style:text-properties officeooo:rsid="003d0d68"/>
    </style:style>
    <style:style style:name="T45" style:family="text">
      <style:text-properties officeooo:rsid="003d1e18"/>
    </style:style>
    <style:style style:name="T46" style:family="text">
      <style:text-properties officeooo:rsid="003e27db"/>
    </style:style>
    <style:style style:name="T47" style:family="text">
      <style:text-properties officeooo:rsid="003efbe1"/>
    </style:style>
    <style:style style:name="T48" style:family="text">
      <style:text-properties officeooo:rsid="0044e52d"/>
    </style:style>
    <style:style style:name="T49" style:family="text">
      <style:text-properties officeooo:rsid="004b0d1c"/>
    </style:style>
    <style:style style:name="T50" style:family="text">
      <style:text-properties officeooo:rsid="004cb5b2"/>
    </style:style>
    <style:style style:name="T51" style:family="text">
      <style:text-properties officeooo:rsid="004d6b09"/>
    </style:style>
    <style:style style:name="T52" style:family="text">
      <style:text-properties officeooo:rsid="0055b77f"/>
    </style:style>
    <style:style style:name="T53" style:family="text">
      <style:text-properties officeooo:rsid="0056cc68"/>
    </style:style>
    <style:style style:name="T54" style:family="text">
      <style:text-properties officeooo:rsid="00579bd0"/>
    </style:style>
    <style:style style:name="fr1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Правительство Российской Федерации</text:p>
      <text:p text:style-name="P15">Федеральное государственное автономное образовательное</text:p>
      <text:p text:style-name="P15">учреждение высшего образования</text:p>
      <text:p text:style-name="P21"><text:span text:style-name="T1">«Национальный исследовательский университет</text:span><text:span text:style-name="T3"> </text:span><text:span text:style-name="T1">«Высшая школа экономики»</text:span></text:p>
      <text:p text:style-name="P14"><text:s/></text:p>
      <text:p text:style-name="P15">Факультет компьютерных наук</text:p>
      <text:p text:style-name="P15">Основная образовательная программа</text:p>
      <text:p text:style-name="P15"><text:s/>Прикладная математика и информатика</text:p>
      <text:p text:style-name="P17"/>
      <text:p text:style-name="P19"><text:s/></text:p>
      <text:p text:style-name="P18">ВЫПУСКНАЯ КВАЛИФИКАЦИОННАЯ РАБОТА</text:p>
      <text:p text:style-name="P15">на тему </text:p>
      <text:p text:style-name="P16">Применение алгоритмов машинного обучения для моделирования биржевого агента</text:p>
      <text:p text:style-name="P14"><text:s/></text:p>
      <text:p text:style-name="P14"><text:s/></text:p>
      <text:p text:style-name="P20"><text:span text:style-name="T1">Выполнил студент группы </text:span><text:span text:style-name="T2">БПМИ-123</text:span><text:span text:style-name="T1">, <text:s/></text:span><text:span text:style-name="T2">4 </text:span><text:span text:style-name="T1">курса,</text:span></text:p>
      <text:p text:style-name="P22">Душацкий Аркадий Владиславович</text:p>
      <text:p text:style-name="P13"><text:s/></text:p>
      <text:p text:style-name="P13">Научный руководитель:</text:p>
      <text:p text:style-name="P12"><text:span text:style-name="T2">к.ф-м.н</text:span><text:span text:style-name="T1">, </text:span><text:span text:style-name="T2">доцент</text:span><text:span text:style-name="T1">, </text:span><text:span text:style-name="T2">Вознесенская Тамара Васильевна</text:span></text:p>
      <text:p text:style-name="P13"/>
      <text:p text:style-name="P13"/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75">Введение<text:tab/>2</text:p>
          <text:p text:style-name="P77">Предметная область<text:tab/>2</text:p>
          <text:p text:style-name="P77">Объект и предмет исследования<text:tab/>3</text:p>
          <text:p text:style-name="P77">Обзор работ по теме исследования<text:tab/>3</text:p>
          <text:p text:style-name="P77"><text:soft-page-break/>Цель и задачи работы<text:tab/>5</text:p>
          <text:p text:style-name="P77">Используемые методы<text:tab/>6</text:p>
          <text:p text:style-name="P77">Актуальность работы<text:tab/>6</text:p>
          <text:p text:style-name="P77">Новизна и практическая ценность работы<text:tab/>7</text:p>
          <text:p text:style-name="P77">Структура работы<text:tab/>8</text:p>
          <text:p text:style-name="P75">Теоретическая часть<text:tab/>8</text:p>
        </text:index-body>
      </text:table-of-content>
      <text:p text:style-name="P3"/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7387531615085935191" text:style-name="L1">
        <text:list-item>
          <text:p text:style-name="P24"><text:toc-mark-start text:id="IMark225546728" text:outline-level="1"/>Введение<text:toc-mark-end text:id="IMark225546728"/></text:p>
          <text:list>
            <text:list-item>
              <text:p text:style-name="P43"><text:toc-mark text:string-value="Предметная область" text:outline-level="2"/><text:span text:style-name="T5">П</text:span><text:span text:style-name="T4">редметная область</text:span></text:p>
              <text:list>
                <text:list-header>
                  <text:p text:style-name="P44"><text:span text:style-name="T7">Алгоритмическая торговля </text:span><text:span text:style-name="T11">(трейдинг) </text:span><text:span text:style-name="T7">является высокотехнологичной областью, находящейся на стыке компьютерных наук (таких направлений, как анализ данных, </text:span><text:soft-page-break/><text:span text:style-name="T7">машинное обучение, программная инженерия), эконом</text:span><text:span text:style-name="T8">етрики</text:span><text:span text:style-name="T7"> и математики (</text:span><text:span text:style-name="T11">статистики</text:span><text:span text:style-name="T7">, методов оптимизации и др.). Благодаря заинтересованности крупнейших финансовых компаний и хедж-фондов в постоянном совершенствовании собственных торговых систем и алгоритмов, область постоянно развивается. Особенностью области является закрытость информации, поскольку компании, занимающиеся алгоритмическим трейдингом, являются конкурирующими друг с другом, </text:span><text:span text:style-name="T9">из-за чего публикуемые в открытых источниках исследования дают неполную картину всех исследований, проводимых в области.</text:span></text:p>
                  <text:p text:style-name="P47"/>
                </text:list-header>
              </text:list>
            </text:list-item>
            <text:list-item>
              <text:p text:style-name="P27"><text:toc-mark text:string-value="Объект и предмет исследования" text:outline-level="2"/>Объект и предмет исследования</text:p>
              <text:p text:style-name="P58">Системами, рассматриваемыми в работе являются финансовые рынки. <text:span text:style-name="T35">Существует несколько уровней подробности их рассмотрения, наиболее подробным является биржевой стакан - система, описывающая выставленные участниками рынка ордера на покупку или продажу по разным ценовым уровням. Более общим способом описания рынков являются рыночные свечи: при этом методе описания время торгов разбивается на отдельные периоды, в базовом варианте каждый из периодов характеризуется четвёркой чисел: цена актива в начале периода (open), цена актива в конце периода (close), минимальная цена за этот период (low, максимальная цена период (high). В более расширенном варианте к этим данным добавляется также величины объёма сделок по покупке и продаже инструмента за данный период. Название свеча объясняется графическим представлением данного способа описания рынка. В данной работе рассматривается описательный подход с помощью расширенного варианта свечей (каждый период времени характеризуется пятью величинами), поскольку алгоритмам, применяемым в работе, достаточен уровень описания рынка, который обеспечивают рыночные свечи. </text:span>Для численного описания рынка в каждый момент времени используется набор технических индикаторов — рассчитываемых на основе <text:span text:style-name="T36">данных свечей. В работе технические индикаторы выполняют функцию входных признаков для алгоритмов машинного обучения.</text:span></text:p>
              <text:p text:style-name="P58"><text:s text:c="3"/>Предметом исследования являются <text:span text:style-name="T35">скрытые закономерности в работе рынков, выявление паттернов в событиях на финансовых рынках позволяют получать прибыль от совершения торговых операций.</text:span> При этом в работе используется метод, <text:span text:style-name="T35">который не требует в явном виде описания существующих или предполагаемых закономерностей и не выявляет их в явном в виде, однако он использует их неявно, что демонстрируется успешной работой алгоритма . </text:span></text:p>
              <text:p text:style-name="P58"/>
            </text:list-item>
            <text:list-item>
              <text:p text:style-name="P28"><text:toc-mark-start text:id="IMark225572424" text:outline-level="2"/>Обзор работ по теме исследования<text:toc-mark-end text:id="IMark225572424"/></text:p>
              <text:list>
                <text:list-item>
                  <text:list>
                    <text:list-header>
                      <text:p text:style-name="P50"><text:span text:style-name="T41">Н</text:span>аиболее традиционным способом применения машинного обучения к задаче <text:soft-page-break/>алгоритмической торговли является обучение с учителем (supervised learning). В качестве целевой переменной, то есть переменной, значение которой предсказывается алгоритмом, выступает изменение цены актива за некоторый период времени <text:bibliography-mark text:identifier="predict price" text:bibliography-type="article" text:author="Li Tun, Liu Gong Shen" text:journal="Applied Mechanics and Materials" text:month="Feb" text:pages="1116-1121" text:title="Stock Price's Prediction with Decision Tree" text:volume="48-49" text:year="2011">[1]</text:bibliography-mark> или, альтернативно, волатильность рынка <text:bibliography-mark text:identifier="volatility" text:bibliography-type="article" text:author="R. Seethalakshmi , V. Saavithri, V. Badrinath , C. Vijayabanu" text:journal="IJRET: International Journal of Research in Engineering and Technology" text:title="PCA BASED SUPPORT VECTOR MACHINE TECHNIQUE FORVOLATILITY FORECASTING">[2]</text:bibliography-mark>. </text:p>
                      <text:p text:style-name="P50"><text:span text:style-name="T42"><text:s text:c="4"/>В начале исследований по применению машинного обучения к прогнозированию событий на финансовых биржах наиболее часто используемыми алгоритмами были более простые и хорошо изученные алгоритмы: деревья решений и машины опорных векторов. При таких методах входными признаками алгоритмов машинного обучения обычно являются технические индикаторы рынка </text:span><text:span text:style-name="T42"><text:bibliography-mark text:identifier="svm_indicators1" text:bibliography-type="article" text:author="S. Lahmiri " text:journal="International Journal of Computer Applications" text:title="A Comparison of PNN and SVM for Stock Market TrendPrediction using Economic and Technical Information" text:volume="29" text:year="2011">[3]</text:bibliography-mark></text:span><text:span text:style-name="T42">. С началом успешного применения нейронных сетей к другим задачам, таким, как задачи обработки естественного языка (natural language processing), нейронные сети стали применяться и в области алгоритмической торговли, например, для предсказания движений цен на рынке под влиянием появляющихся политических или экономических новостей </text:span><text:span text:style-name="T42"><text:bibliography-mark text:identifier="deep learning 1" text:bibliography-type="conference" text:author="X. Ding, Y. Zhang, T. Liu, J. Duan" text:title="Deep Learning for Event-Driven Stock Prediction">[4]</text:bibliography-mark></text:span><text:span text:style-name="T42">, то есть появилась возможность извлекать сигналы рынка из неструктурированной информации.</text:span></text:p>
                      <text:p text:style-name="P51"><text:s text:c="2"/>Обучение с подкреплением <text:span text:style-name="T44">(reinforcement learning)</text:span> в последние годы является одним из наиболее быстро развивающихся разделов машинного обучения, с помощью этого метода достигнуты такие результаты, как, например, способность компьютера играть <text:span text:style-name="T43">в различные игры </text:span>на симуляторе Atari на уровне, превосходящем уровень человека, ничего изначально не зная о правилах игры <text:bibliography-mark text:identifier="reinforce1" text:bibliography-type="conference" text:author="Volodymyr Mnih, Koray Kavukcuoglu, David Silver, Alex Graves, Ioannis Antonoglou, Daan Wierstra, Martin Riedmiller" text:journal="NIPS Deep Learning Workshop" text:title="Playing Atari with Deep Reinforcement Learning" text:year="2013">[5]</text:bibliography-mark>. Применение обучения с подкреплением к задачам алгоритмической торговли имело место и <text:span text:style-name="T43">ранее </text:span><text:span text:style-name="T43"><text:bibliography-mark text:identifier="reinforce2" text:bibliography-type="article" text:author="Moody J.; Saffell M." text:title="Reinforcement Learning for Trading">[6]</text:bibliography-mark></text:span>, но в <text:span text:style-name="T43">последнее время в связи с успехами, достигнутыми с помощью <text:s/>обучения с подкреплением в других предметных областях, возрос интерес к исследованиям возможности применения этого класса алгоритмов к задачам алгоритмической торговли </text:span><text:span text:style-name="T43"><text:bibliography-mark text:identifier="reinforce3" text:bibliography-type="article" text:author="Fernandez-Tapia J." text:title="High-Frequency Trading meets Reinforcement Learning">[7]</text:bibliography-mark></text:span><text:span text:style-name="T43"> . <text:s/></text:span></text:p>
                    </text:list-header>
                  </text:list>
                </text:list-item>
              </text:list>
              <text:p text:style-name="P51"><text:s text:c="4"/>Генетические алгоритмы являются общим классом алгоритмов, способным решать задачи в разных областях, так, например, они успешно применяются в робототехнике <text:bibliography-mark text:identifier="robotics" text:bibliography-type="conference" text:author="Floreano, D., S. Nolfi, F. Mondada" text:pages="515-524" text:publisher="MIT Press" text:title="Competitive Co-Evolutionary Robotics: From Theory to Practice" text:year="1998">[8]</text:bibliography-mark> . <text:span text:style-name="T44">Существуют и применения генетических алгоритмов к обобщённым задачам, например таким, как построение ансамблей алгоритмов машинного обучения для повышения точности работы отдельных алгоритмов </text:span><text:span text:style-name="T44"><text:bibliography-mark text:identifier="ensembles" text:bibliography-type="article" text:author="J. Sylvester, N. V. Chawla" text:title="Evolutionary Ensembles: Combining Learning Agents using Genetic Algorithms" text:year="2005">[9]</text:bibliography-mark></text:span><text:span text:style-name="T44"> и построение деревьев решений </text:span><text:span text:style-name="T44"><text:bibliography-mark text:identifier="trees by genetic" text:bibliography-type="article" text:author="R. C. Barros, M. P. Basgalupp, A. C. P. L. F. de Carvalho, A. A. Freitas" text:journal="IEEE TRANSACTIONS ON SYSTEMS, MAN, AND CYBERNETICS - PART C: APPLICATIONS &amp; REVIEWS" text:number="3" text:title="A Survey of Evolutionary Algorithms for DecisionTree Induction" text:volume="42" text:year="2012">[10]</text:bibliography-mark></text:span><text:span text:style-name="T44">, в таких задачах генетические алгоритмы также показывают свою эффективность. </text:span>В задачах алгоритмической торговли <text:span text:style-name="T44">изначально </text:span>они применя<text:span text:style-name="T44">лись</text:span> в основном для генерации так называемых торговых правил <text:bibliography-mark text:identifier="genetic_rules" text:bibliography-type="article" text:author="J. - Y. Potvin, P. Soriano, M. VallÃee" text:journal="Computers &amp; Operations Research" text:pages="1033 – 1047" text:title="Generating trading rules on the stock markets withgenetic programming" text:volume="31" text:year="2004">[11]</text:bibliography-mark>. <text:span text:style-name="T43">Этот метод заключается в том, что с помощью генетических алгоритмов создаются функции от технических индикаторов рынка, которые наиболее точно способны предсказывать изменение цены актива на некотором промежутке времени. Затем генетические алгоритмы стали применяться на практике для построения </text:span><text:soft-page-break/><text:span text:style-name="T43">автоматизированных торговых систем </text:span><text:span text:style-name="T43"><text:bibliography-mark text:identifier="trade system" text:bibliography-type="article" text:author="H. Jiang, L. Kang" text:booktitle="Advances in Computation and Intelligence" text:pages="18-23" text:publisher="Springer" text:series=" Lecture Notes in Computer Science" text:title="Building Trade System by Genetic Algorithm" text:volume="5821">[12]</text:bibliography-mark></text:span><text:span text:style-name="T43">.</text:span></text:p>
              <text:p text:style-name="P51"/>
            </text:list-item>
            <text:list-item>
              <text:p text:style-name="P29"><text:toc-mark-start text:id="IMark225584792" text:outline-level="2"/>Цель и задачи работы<text:toc-mark-end text:id="IMark225584792"/></text:p>
              <text:list>
                <text:list-item>
                  <text:list>
                    <text:list-header>
                      <text:p text:style-name="P45"><text:span text:style-name="T9">Целью данной работы </text:span><text:span text:style-name="T8">является применение к области алгоритмического трейдинга подхода, основанного на комбинации генетических алгоритмов и деревьев решений. </text:span><text:span text:style-name="T15">Более подробно цель работы может быть сформулирована так</text:span><text:span text:style-name="T8">: </text:span><text:span text:style-name="T10">моделирование работы торгового агента (агент работает без вмешательства человека) и создание алгоритма на основе методов машинного обучения, </text:span><text:span text:style-name="T14">который позволяет агенту </text:span><text:span text:style-name="T15">показывать</text:span><text:span text:style-name="T14"> </text:span><text:span text:style-name="T15">стабильно высокие результаты торговли </text:span><text:span text:style-name="T16">на разных периодах времени</text:span><text:span text:style-name="T8">. </text:span><text:span text:style-name="T15">В данном случае под высокими результатами понимается <text:s/>сравнение </text:span><text:span text:style-name="T17">результатов алгоритма </text:span><text:span text:style-name="T15">с </text:span><text:span text:style-name="T16">максимальным результатом, полученным при многократном запуске симуляции торговли, в которой агент выбирает действие случайно и равновероятно </text:span><text:span text:style-name="T17">(симуляция Монте-Карло</text:span><text:span text:style-name="T16"> </text:span><text:span text:style-name="T16"><text:bibliography-mark text:identifier="monte-carlo" text:bibliography-type="conference" text:author="J. D. Whiteside" text:journal="AACE INTERNATIONAL TRANSACTIONS " text:title="A Practical Applicationof Monte Carlo Simulation in Forecasting" text:year="2008">[13]</text:bibliography-mark></text:span><text:span text:style-name="T17">)</text:span><text:span text:style-name="T15">. </text:span></text:p>
                      <text:p text:style-name="P45"><text:span text:style-name="T15"><text:s text:c="3"/></text:span><text:span text:style-name="T8">Допустимыми действиями агента являются </text:span><text:span text:style-name="T13">покупка</text:span><text:span text:style-name="T8"> единиц</text:span><text:span text:style-name="T13">ы</text:span><text:span text:style-name="T8"> некоторого финансо</text:span><text:span text:style-name="T11">вого инструмента,</text:span><text:span text:style-name="T8"> прода</text:span><text:span text:style-name="T13">жа</text:span><text:span text:style-name="T8"> </text:span><text:span text:style-name="T11">единицу </text:span><text:span text:style-name="T8">или </text:span><text:span text:style-name="T13">отсутствие</text:span><text:span text:style-name="T8"> одн</text:span><text:span text:style-name="T11">о</text:span><text:span text:style-name="T13">го</text:span><text:span text:style-name="T8"> из этих действий. Целью работы агента </text:span><text:span text:style-name="T10">является по</text:span><text:span text:style-name="T12">л</text:span><text:span text:style-name="T10">учение максимальной прибыли за некоторый заранее фиксированный период времени</text:span><text:span text:style-name="T8">. </text:span><text:span text:style-name="T10">Данная задача </text:span><text:span text:style-name="T18">может </text:span><text:span text:style-name="T10">рассматриват</text:span><text:span text:style-name="T18">ь</text:span><text:span text:style-name="T10">ся как</text:span><text:span text:style-name="T18"> </text:span><text:span text:style-name="T10">задач</text:span><text:span text:style-name="T19">а</text:span><text:span text:style-name="T10"> обучения с подкреплением: в течение некоторого периода времени алгоритм совершает действия</text:span><text:span text:style-name="T9"> </text:span><text:span text:style-name="T10">в зависимости от </text:span><text:span text:style-name="T19">состояния</text:span><text:span text:style-name="T10"> среды в которой он находится (среда — это </text:span><text:span text:style-name="T19">финансовый </text:span><text:span text:style-name="T10">рын</text:span><text:span text:style-name="T19">ок</text:span><text:span text:style-name="T10">), </text:span><text:span text:style-name="T19">агент</text:span><text:span text:style-name="T10"> узнает о результате своей работы — выраженные в условных единицах прибыль или убыток от совершения торговых операций. </text:span><text:span text:style-name="T19">Для алгоритмов, применяемых в работе, достаточно узнавать результат торговых операций только в конце периода, в этом состоит р</text:span><text:span text:style-name="T18">азница с традиционной формулировкой задачи обучения с подкреплением, </text:span><text:span text:style-name="T19">в которой</text:span><text:span text:style-name="T18"> агент получает вознаграждение по мере выполнения своих действий.</text:span></text:p>
                    </text:list-header>
                  </text:list>
                  <text:p text:style-name="P52">Задачами, решаемыми в данной работе являются:</text:p>
                </text:list-item>
              </text:list>
            </text:list-item>
          </text:list>
        </text:list-item>
      </text:list>
      <text:list xml:id="list7404847795693920062" text:style-name="L2">
        <text:list-item>
          <text:list>
            <text:list-item>
              <text:list>
                <text:list-item>
                  <text:p text:style-name="P53">Знакомство с предметной областью алгоритмической торговли</text:p>
                </text:list-item>
                <text:list-item>
                  <text:p text:style-name="P54">Исследование алгоритмов машинного обучения, таких как: деревья решений, генетические алгоритмы, их комбинация, ансамбли деревьев решений, <text:span text:style-name="T47">раздел машинного обучения «обучение с подкреплением»</text:span></text:p>
                </text:list-item>
                <text:list-item>
                  <text:p text:style-name="P53">Рассмотрение задачи алгоритмической торговли в терминах задачи обучения с подкрепления и моделировани<text:span text:style-name="T46">е</text:span> работы автоматизированного торгового агента</text:p>
                </text:list-item>
                <text:list-item>
                  <text:p text:style-name="P53">Исследование способов применения <text:span text:style-name="T47">рассмотренных </text:span>алгоритмов к задаче алгоритмической торговли</text:p>
                </text:list-item>
                <text:list-item>
                  <text:p text:style-name="P53">Проведение экспериментов на реальных исторических биржевых данных, <text:soft-page-break/>сравнение результатов алгоритмов на различных данных и выводы по ним</text:p>
                </text:list-item>
              </text:list>
            </text:list-item>
          </text:list>
        </text:list-item>
      </text:list>
      <text:list xml:id="list23253330507654" text:continue-list="list7387531615085935191" text:style-name="L1">
        <text:list-item>
          <text:list>
            <text:list-item>
              <text:list>
                <text:list-header>
                  <text:p text:style-name="P48"/>
                </text:list-header>
              </text:list>
            </text:list-item>
            <text:list-item>
              <text:p text:style-name="P46"><text:toc-mark-start text:id="IMark225586008" text:outline-level="2"/><text:span text:style-name="T6">Используемые методы</text:span><text:span text:style-name="T4"> </text:span><text:toc-mark-end text:id="IMark225586008"/></text:p>
              <text:p text:style-name="P59"><text:span text:style-name="T49">Работа торгового агента моделируется следующим образом:</text:span> <text:span text:style-name="T49">в течение некоторого заранее определённого периода времени агент на основании состояния финансового рынка совершает действия (в</text:span><text:span text:style-name="T25"> качестве действий агента рассматрива</text:span><text:span text:style-name="T28">ю</text:span><text:span text:style-name="T25">тся покупка, продажа или отсутствие действия с финансовым инструментом</text:span><text:span text:style-name="T28">)</text:span><text:span text:style-name="T25"> </text:span><text:span text:style-name="T30">и узнаёт</text:span><text:span text:style-name="T28"> </text:span><text:span text:style-name="T30">результат</text:span><text:span text:style-name="T28"> свои</text:span><text:span text:style-name="T30">х</text:span><text:span text:style-name="T28"> действи</text:span><text:span text:style-name="T30">й</text:span><text:span text:style-name="T28"> (</text:span><text:span text:style-name="T25">результат торговых операций, </text:span><text:span text:style-name="T30">он может быть положительным, отрицательным или нулевым</text:span><text:span text:style-name="T28">)</text:span><text:span text:style-name="T25">. </text:span><text:span text:style-name="T28">Цель агента состоит в максимизации своей прибыли. </text:span><text:span text:style-name="T30">Используемые в работе алгоритмы не используют промежуточные результаты, полученные агентом: в них учитывается только финальный результат работы агента за период времени. </text:span><text:span text:style-name="T31">Такая модель может быть отнесена к модели обучения с подкреплением: так же, как в классической задаче обучения с подкреплением алгоритмом решается задача поиска оптимальной стратегии (в данном случае стратегией является дерево решений, которое на основании данных рынка определяет действие агента) для максимизации получаемого результата.</text:span></text:p>
              <text:p text:style-name="P60"><text:span text:style-name="T25"><text:s text:c="3"/>С помощью первого рассм</text:span><text:span text:style-name="T29">атриваемого в работе</text:span><text:span text:style-name="T25"> алгоритма</text:span><text:span text:style-name="T24"> </text:span><text:span text:style-name="T29">эволюционном</text:span><text:span text:style-name="T22"> </text:span><text:span text:style-name="T29">методом</text:span><text:span text:style-name="T22"> строятся деревья решений: </text:span><text:span text:style-name="T25">выбираются те деревья, которые дают наилучший результат на обучающей выборке, </text:span><text:span text:style-name="T28">то есть </text:span><text:span text:style-name="T30">генетическим алгоритмом </text:span><text:span text:style-name="T28">решается задача </text:span><text:span text:style-name="T30">максимизации прибыли, получаемой деревом решений на обучающей выборке</text:span><text:span text:style-name="T25">.</text:span><text:span text:style-name="T22"> </text:span><text:span text:style-name="T26">В качестве входных признаков для деревьев решений используются технические индикаторы, рассчитанные на основе данных рыночных свечей. </text:span></text:p>
              <text:p text:style-name="P59"><text:span text:style-name="T26"><text:s text:c="4"/></text:span><text:span text:style-name="T25">Для улучшения результатов работы первого алгоритма, применяется второй алгоритм: с его помощью</text:span><text:span text:style-name="T22"> также </text:span><text:span text:style-name="T25">генетическим образом</text:span><text:span text:style-name="T22"> деревья объединяются в ансамбли, </text:span><text:span text:style-name="T25">в данном случае генетически подбираются веса деревьев, с которыми они входят в ансамбль так, чтобы ансамбль показывал наилучший результат на обучающей выборке.</text:span><text:span text:style-name="T22"> </text:span><text:span text:style-name="T25">Второй метод позволяет повысить обобщающую способность алгоритма, то есть снизить переобучение и повысить результат на тестовой выборке</text:span><text:span text:style-name="T22">. </text:span></text:p>
              <text:p text:style-name="P59"><text:span text:style-name="T22"><text:s text:c="2"/></text:span><text:span text:style-name="T25">В качестве обучающих и тестовых выборок рассматриваются реальные исторические биржевые данные из открытых источников. В проводимых экспериментах используются данные по разным финансовым инструментам и разным периодам времени.</text:span><text:span text:style-name="T22"> </text:span></text:p>
              <text:p text:style-name="P55"/>
            </text:list-item>
            <text:list-item>
              <text:p text:style-name="P30"><text:toc-mark-start text:id="IMark225577640" text:outline-level="2"/><text:span text:style-name="T39">А</text:span>ктуальность работы<text:toc-mark-end text:id="IMark225577640"/></text:p>
              <text:p text:style-name="P61">Алгоритмическая торговля в последние годы активно развивается благодаря совокупности факторов: стремительному развитию методов машинного обучения, развитию технологий <text:soft-page-break/>работы с данными и их анализа, росту возможностей хранения и обработки большего объёма данных. Кроме того, сложность применяемых участниками рынка алгоритмов торговых систем растёт, поскольку участники конкурируют не только с участниками, не использующими автоматизированные системы, но и друг с другом. В связи с этими тенденциями, исследование возможности применимости нестандартных (то есть ещё не до конца изученных) алгоритмов машинного обучения к задачам алгоритмической торговли является актуальной задачей. <text:span text:style-name="T45">В подобных исследованиях есть интерес не только со стороны компаний, занимающихся алгоритмической торговлей, таких как хедж-фонды, но и со стороны научного сообщества, поскольку развитие направления машинного обучения в этой области способно привнести новые ценные знания в развитие машинного обучения, как раздела компьютерных наук, которые могут быть применены к другим предметным областям.</text:span></text:p>
              <text:p text:style-name="P61"/>
            </text:list-item>
            <text:list-item>
              <text:p text:style-name="P30"><text:toc-mark-start text:id="IMark225546632" text:outline-level="2"/>Новизна и <text:span text:style-name="T40">практическая </text:span>ценность работы<text:toc-mark-end text:id="IMark225546632"/></text:p>
              <text:p text:style-name="P62"><text:span text:style-name="T22">В </text:span><text:span text:style-name="T21">данной работе применяется нестандартный подход к применению машинного обучения к области финансовых рынков: традиционным подходом является обучение с учителем, </text:span><text:span text:style-name="T30">в данной работе рассматривается </text:span><text:span text:style-name="T28">модель </text:span><text:span text:style-name="T21">обучени</text:span><text:span text:style-name="T28">я, </text:span><text:span text:style-name="T30">которая может быть с некоторыми ограничениями отнесена к модели обучения</text:span><text:span text:style-name="T21"> с подкреплением</text:span><text:span text:style-name="T23">. Также нестандартным является подход к </text:span><text:span text:style-name="T21">построению деревьев решений </text:span><text:span text:style-name="T24">с помощью генетического алгоритма</text:span><text:span text:style-name="T23">. </text:span><text:span text:style-name="T32">Кроме того, в тех работах, в которых применяется аналогичный подход (</text:span><text:span text:style-name="T32"><text:bibliography-mark text:identifier="genetic_rules" text:bibliography-type="article" text:author="J. - Y. Potvin, P. Soriano, M. VallÃee" text:journal="Computers &amp; Operations Research" text:pages="1033 – 1047" text:title="Generating trading rules on the stock markets withgenetic programming" text:volume="31" text:year="2004">[11]</text:bibliography-mark></text:span><text:span text:style-name="T32"> </text:span><text:span text:style-name="T32"><text:bibliography-mark text:identifier="genetic rules 2" text:bibliography-type="article" text:author="F. Allen , R. Karjalainen" text:journal="Journal of Financial Economics" text:pages="245—271" text:title="Using genetic algorithms to find technical trading rules" text:volume="51" text:year="1999">[14]</text:bibliography-mark></text:span><text:span text:style-name="T32"> </text:span><text:span text:style-name="T32"><text:bibliography-mark text:identifier="warsaw stock" text:bibliography-type="conference" text:author="Floreano, D., S. Nolfi, F. Mondada" text:booktitle="Proceedings of the Twenty-Fourth International Joint Conference on Artificial Intelligence" text:pages="515-524" text:publisher="MIT Press" text:title="Competitive Co-Evolutionary Robotics: From Theory to Practice" text:year="1998">[15]</text:bibliography-mark></text:span><text:span text:style-name="T32">), рассматриваются сложные деревья: в их вершинах могут находиться логические операторы и даже вещественные функции. В данной же работе намеренно рассматриваются прост</text:span><text:span text:style-name="T34">ейшая</text:span><text:span text:style-name="T32"> версия деревьев решений </text:span><text:span text:style-name="T34">(бинарные деревья, в вершинах могут быть только операторы сравнения, глубина деревьев ограничивается) </text:span><text:span text:style-name="T32">для того, чтобы снизить переобучение и повысить их обобщающую способность </text:span><text:span text:style-name="T33">(при использовании сложных деревьев переобучение является серьёзной проблемой </text:span><text:span text:style-name="T33"><text:bibliography-mark text:identifier="genetic_rules" text:bibliography-type="article" text:author="J. - Y. Potvin, P. Soriano, M. VallÃee" text:journal="Computers &amp; Operations Research" text:pages="1033 – 1047" text:title="Generating trading rules on the stock markets withgenetic programming" text:volume="31" text:year="2004">[11]</text:bibliography-mark></text:span><text:span text:style-name="T33">)</text:span><text:span text:style-name="T32">. </text:span><text:span text:style-name="T33">Использование</text:span><text:span text:style-name="T32"> </text:span><text:span text:style-name="T33">самой </text:span><text:span text:style-name="T32">базов</text:span><text:span text:style-name="T33">ой</text:span><text:span text:style-name="T32"> разновидност</text:span><text:span text:style-name="T33">и</text:span><text:span text:style-name="T32"> деревьев </text:span><text:span text:style-name="T34">(</text:span><text:span text:style-name="T33">с использованием технических индикаторов как признаков</text:span><text:span text:style-name="T34">) </text:span><text:span text:style-name="T33">позволяет достигать на тестовых выборках </text:span><text:span text:style-name="T32">более высоки</text:span><text:span text:style-name="T33">х</text:span><text:span text:style-name="T32"> результат</text:span><text:span text:style-name="T33">ов</text:span><text:span text:style-name="T32">, чем сложные модификации </text:span><text:span text:style-name="T33">(благодаря</text:span><text:span text:style-name="T32"> </text:span><text:span text:style-name="T33">существенно более слабому переобучению)</text:span><text:span text:style-name="T32">, </text:span><text:span text:style-name="T34">и </text:span><text:span text:style-name="T32">может считаться новой идеей, предложенной в работе.</text:span></text:p>
              <text:p text:style-name="P62"><text:span text:style-name="T25"><text:s text:c="4"/>Рассмотренный в</text:span><text:span text:style-name="T23"> работе </text:span><text:span text:style-name="T24">подход к задач</text:span><text:span text:style-name="T25">е</text:span><text:span text:style-name="T24"> алгоритмической торговли как к </text:span><text:span text:style-name="T29">частному случаю </text:span><text:span text:style-name="T24">задач</text:span><text:span text:style-name="T29">и</text:span><text:span text:style-name="T24"> обучения с подкреплением </text:span><text:span text:style-name="T29">(в котором вознаграждение за действия сообщается агенту в конце периода его работы) </text:span><text:span text:style-name="T24">и, более конкретно, подход к построению деревьев решен</text:span><text:span text:style-name="T23">и</text:span><text:span text:style-name="T24">й, </text:span><text:span text:style-name="T25">является обобщённым и</text:span><text:span text:style-name="T24"> не использует особенности предметной области. </text:span><text:span text:style-name="T27">Использование в качестве входных признаков технических индикаторов рынка не является фундаментальным </text:span><text:span text:style-name="T29">в данном подходе</text:span><text:span text:style-name="T27">, в других предметных областях входными признаками могут служить </text:span><text:soft-page-break/><text:span text:style-name="T27">любые признаки, описывающие состояние среды, в которой находится агент</text:span><text:span text:style-name="T23">. </text:span><text:span text:style-name="T24">Демонстрация возможности успешного применения к рассматриваемой задаче такого общего подхода является </text:span><text:span text:style-name="T33">теоретической </text:span><text:span text:style-name="T24">ценностью работы, поскольку в </text:span><text:span text:style-name="T25">настоящее время активно ведутся исследования о возможности применения </text:span><text:span text:style-name="T31">к данной задаче алгоритмов, не использующих обучение с учителем и особенности предметной области</text:span><text:span text:style-name="T25">, ранее практически все работы по </text:span><text:span text:style-name="T26">применению машинного обучения к области алгоритмической торговле</text:span><text:span text:style-name="T25"> были узко направленными именно на </text:span><text:span text:style-name="T26">эту область</text:span><text:span text:style-name="T24">. Кроме того, подобный метод, может быть перенесён на другие предметные области, задачи в которых могут быть рассмотрены как задачи </text:span><text:span text:style-name="T31">поиска стратегии поведения агента, максимизирующей его результат работы</text:span><text:span text:style-name="T24">. <text:s/></text:span><text:span text:style-name="T25">В качестве п</text:span><text:span text:style-name="T21">рактическ</text:span><text:span text:style-name="T25">ой</text:span><text:span text:style-name="T21"> ценност</text:span><text:span text:style-name="T25">и</text:span><text:span text:style-name="T21"> работ</text:span><text:span text:style-name="T23">ы</text:span><text:span text:style-name="T21"> </text:span><text:span text:style-name="T25">можно рассматривать</text:span><text:span text:style-name="T21"> возможность создания автоматизированных торговых систем на основании алгоритмов, исследуемых в работе.</text:span></text:p>
              <text:p text:style-name="P61"/>
            </text:list-item>
            <text:list-item>
              <text:p text:style-name="P31"><text:toc-mark-start text:id="IMark225575832" text:outline-level="2"/>Структура работы<text:toc-mark-end text:id="IMark225575832"/></text:p>
              <text:p text:style-name="P63"><text:s text:c="4"/>В <text:span text:style-name="T20">теоретической части </text:span>содержатся сведения об алгоритмах, применяемых в исследовании: <text:span text:style-name="T20">деревьях решений, ансамблях деревьев решений, генетических алгоритмах в обобщённой формулировке, генетических алгоритмах для построения деревьев решений. Т</text:span>акже приводится математическое описание рассматриваемой модели. <text:span text:style-name="T20">Также в этой</text:span> части <text:span text:style-name="T20">работы </text:span>описывают рассматриваемые технические индикаторы, которые. </text:p>
              <text:p text:style-name="P63"><text:s text:c="4"/>В <text:span text:style-name="T20">практической </text:span>части <text:span text:style-name="T20">работы</text:span> приводятся подробные описания данных каждого эксперимента, <text:span text:style-name="T20">их результаты с приведением различных построенных графиков для более наглядной демонстрации работы алгоритмов, а также сравнение результатов работы алгоритмов в разных экспериментах и выводы по ним</text:span>. </text:p>
              <text:list>
                <text:list-header>
                  <text:p text:style-name="P63"><text:s text:c="4"/>В заключительной части работы содерж<text:span text:style-name="T20">и</text:span>тся <text:span text:style-name="T20">перечисление решённых в ней задач и </text:span>выводы о <text:span text:style-name="T20">возможности успешного применения рассмотренных алгоритмов к задачам алгоритмической торговли. </text:span></text:p>
                  <text:p text:style-name="P57"/>
                  <text:list>
                    <text:list-header>
                      <text:p text:style-name="P49"><text:s text:c="3"/></text:p>
                      <text:p text:style-name="P56"/>
                    </text:list-header>
                  </text:list>
                </text:list-header>
              </text:list>
            </text:list-item>
          </text:list>
        </text:list-item>
        <text:list-item>
          <text:p text:style-name="P36"><text:span text:style-name="T38">О</text:span><text:span text:style-name="T37">бзорно — постановочная часть</text:span></text:p>
          <text:list>
            <text:list-item>
              <text:p text:style-name="P25"/>
            </text:list-item>
          </text:list>
        </text:list-item>
        <text:list-item>
          <text:p text:style-name="P26"><text:toc-mark-start text:id="IMark225573192" text:outline-level="1"/>Теоретическая часть<text:toc-mark-end text:id="IMark225573192"/></text:p>
          <text:p text:style-name="P64">В теоретической части приводятся сведения об основных используемых в работе алгоритмах машинного обучения, а также перечень технических индикаторов рынка, используемых как <text:soft-page-break/>входные признаки для них. </text:p>
          <text:list>
            <text:list-item>
              <text:p text:style-name="P32">Обучение с подкреплением</text:p>
            </text:list-item>
            <text:list-item>
              <text:p text:style-name="P32">Деревья решений</text:p>
              <text:p text:style-name="P65">Деревья решений являются одним из классических алгоритмов машинного обучения, <text:span text:style-name="T51">существует большое количество их разновидностей </text:span><text:span text:style-name="T51"><text:bibliography-mark text:identifier="book ML" text:bibliography-type="book" text:author="Mitchell, Tom M." text:chapter="3" text:publisher="McGraw-Hill" text:title="Machine Learning" text:year="1997" text:isbn="0-07-115467-1">[16]</text:bibliography-mark></text:span><text:span text:style-name="T51">, </text:span>они могут применяться как для задач классификации, так и для задач регрессии, однако в данной работе деревья решений будут рассматриваться <text:span text:style-name="T50">только</text:span> как классификаторы, <text:span text:style-name="T51">причём для численных признаков</text:span>. <text:s/></text:p>
              <text:p text:style-name="P66"><text:s text:c="3"/>Дерево решений представляет собой разновидность дерева как объекта из теории графов: в данном случае это неориентированный связный граф без петель и кратных рёбер. Вершины, являющиеся листовыми и не являющиеся таковыми, выполняют различные функции. Так, в вершинах — листах записаны метки, которые означают один из возможных классов, на которые ведётся классификация. </text:p>
              <text:p text:style-name="P65"><text:span text:style-name="T48"><text:s text:c="3"/>Будут рассматриваться так называемые «Axis-Parallel Decision Trees» </text:span><text:span text:style-name="T48"><text:bibliography-mark text:identifier="trees by genetic" text:bibliography-type="article" text:author="R. C. Barros, M. P. Basgalupp, A. C. P. L. F. de Carvalho, A. A. Freitas" text:journal="IEEE TRANSACTIONS ON SYSTEMS, MAN, AND CYBERNETICS - PART C: APPLICATIONS &amp; REVIEWS" text:number="3" text:title="A Survey of Evolutionary Algorithms for DecisionTree Induction" text:volume="42" text:year="2012">[10]</text:bibliography-mark></text:span><text:span text:style-name="T48">, деревья решений, в вершинах которых допускаются только простые условия вида </text:span><text:span text:style-name="T48"><draw:frame draw:style-name="fr4" draw:name="Object1" text:anchor-type="as-char" svg:width="1.9319in" svg:height="0.1846in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48">, где </text:span><text:span text:style-name="T48"><draw:frame draw:style-name="fr2" draw:name="Object7" text:anchor-type="as-char" svg:width="0.6728in" svg:height="0.1839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48">это один из операторов сравнения, который применяется к сравнению некоторого признака </text:span><text:span text:style-name="T48"><draw:frame draw:style-name="fr2" draw:name="Object8" text:anchor-type="as-char" svg:width="0.5543in" svg:height="0.1839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48"> с некоторым значением </text:span><text:span text:style-name="T48"><draw:frame draw:style-name="fr2" draw:name="Object9" text:anchor-type="as-char" svg:width="0.6272in" svg:height="0.183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48">.</text:span></text:p>
            </text:list-item>
          </text:list>
        </text:list-item>
      </text:list>
      <text:p text:style-name="P69">Характеристики деревьев, используемых в работе:</text:p>
      <text:list xml:id="list4672916410225511627" text:style-name="L3">
        <text:list-item>
          <text:p text:style-name="P70">Глубина деревьев строго задаётся.</text:p>
        </text:list-item>
        <text:list-item>
          <text:p text:style-name="P72">Деревья бинарные и полные. <text:span text:style-name="T54">Это означает что количество вершин в дереве равно </text:span><text:span text:style-name="T54"><draw:frame draw:style-name="fr2" draw:name="Object10" text:anchor-type="as-char" svg:width="0.4665in" svg:height="0.2083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54">, где <text:s/>D — глубина дерева.</text:span></text:p>
        </text:list-item>
        <text:list-item>
          <text:p text:style-name="P70">В каждой нетерминальной вершине хранится <text:span text:style-name="T52">трой</text:span>ка:<draw:frame draw:style-name="fr2" draw:name="Object3" text:anchor-type="as-char" svg:width="0.6972in" svg:height="0.1839in" draw:z-index="1"><draw:object xlink:href="./Object 3" xlink:type="simple" xlink:show="embed" xlink:actuate="onLoad"/><draw:image xlink:href="./ObjectReplacements/Object 3" xlink:type="simple" xlink:show="embed" xlink:actuate="onLoad"/></draw:frame>— <text:s text:c="2"/><text:span text:style-name="T52">номер </text:span>техническ<text:span text:style-name="T52">ого</text:span> индикатор<text:span text:style-name="T52">а</text:span><text:tab/> <text:s text:c="4"/><draw:frame draw:style-name="fr1" draw:name="Object2" text:anchor-type="char" svg:x="4.5701in" svg:y="0.0165in" svg:width="1.9492in" svg:height="0.2008in" draw:z-index="0"><draw:object xlink:href="./Object 2" xlink:type="simple" xlink:show="embed" xlink:actuate="onLoad"/><draw:image xlink:href="./ObjectReplacements/Object 2" xlink:type="simple" xlink:show="embed" xlink:actuate="onLoad"/></draw:frame></text:p>
          <text:p text:style-name="P70"><draw:frame draw:style-name="fr3" draw:name="Object4" text:anchor-type="as-char" svg:y="-0.1516in" svg:width="0.7618in" svg:height="0.1846in" draw:z-index="2"><draw:object xlink:href="./Object 4" xlink:type="simple" xlink:show="embed" xlink:actuate="onLoad"/><draw:image xlink:href="./ObjectReplacements/Object 4" xlink:type="simple" xlink:show="embed" xlink:actuate="onLoad"/></draw:frame>— <text:s/>значение перцентили<text:tab/></text:p>
          <text:p text:style-name="P71"><draw:frame draw:style-name="fr2" draw:name="Object5" text:anchor-type="as-char" svg:width="0.3638in" svg:height="0.1839in" draw:z-index="3"><draw:object xlink:href="./Object 5" xlink:type="simple" xlink:show="embed" xlink:actuate="onLoad"/><draw:image xlink:href="./ObjectReplacements/Object 5" xlink:type="simple" xlink:show="embed" xlink:actuate="onLoad"/></draw:frame>— <text:s/><text:span text:style-name="T52">знак, записываемый бинарно: 0 или 1, 0 означает знак «меньше или равно», 1 означает знак «больше».</text:span></text:p>
          <text:p text:style-name="P73">Например, тройка <draw:frame draw:style-name="fr2" draw:name="Object6" text:anchor-type="as-char" svg:width="0.8992in" svg:height="0.1992in" draw:z-index="4"><draw:object xlink:href="./Object 6" xlink:type="simple" xlink:show="embed" xlink:actuate="onLoad"/><draw:image xlink:href="./ObjectReplacements/Object 6" xlink:type="simple" xlink:show="embed" xlink:actuate="onLoad"/></draw:frame>означает следующее: при попадании в данную вершину значение индикатора «Price-Volume Trend» сравни<text:span text:style-name="T53">вае</text:span>тся с перцентилью 72 этого индикатора для обучающ<text:span text:style-name="T53">е</text:span>й выборке и если оно не больше, то <text:span text:style-name="T53">переход осуществляется по левому ребру, выходящему из вершины, иначе — по правому.</text:span></text:p>
        </text:list-item>
        <text:list-item>
          <text:p text:style-name="P70">В терминальных вершинах записаны метки, характеризующие действие агента: 0 — ничего не делать, 1 — покупка единицы инструмента, 2 — продажа.</text:p>
          <text:p text:style-name="P68"/>
        </text:list-item>
      </text:list>
      <text:p text:style-name="P67"/>
      <text:p text:style-name="P67">Пример дерева:</text:p>
      <text:list xml:id="list23251666899282" text:continue-list="list23253330507654" text:style-name="L1">
        <text:list-item>
          <text:list>
            <text:list-header>
              <text:p text:style-name="P35"><text:soft-page-break/></text:p>
              <text:p text:style-name="P37"/>
            </text:list-header>
            <text:list-item>
              <text:p text:style-name="P37">Генетические алгоритмы</text:p>
              <text:p text:style-name="P37"/>
            </text:list-item>
            <text:list-item>
              <text:p text:style-name="P37">Построение деревьев решений с помощью генетических алгоритмов</text:p>
            </text:list-item>
            <text:list-item>
              <text:p text:style-name="P37">Ансамбли деревьев решений</text:p>
            </text:list-item>
            <text:list-item>
              <text:p text:style-name="P37">Построение ансамблей деревьев решений с помощью генетических алгоритмов</text:p>
            </text:list-item>
            <text:list-item>
              <text:p text:style-name="P37">Технические индикаторы</text:p>
            </text:list-item>
          </text:list>
        </text:list-item>
        <text:list-item>
          <text:p text:style-name="P25">в</text:p>
        </text:list-item>
        <text:list-item>
          <text:p text:style-name="P25">в</text:p>
        </text:list-item>
        <text:list-item>
          <text:p text:style-name="P25"/>
        </text:list-item>
      </text:list>
      <text:p text:style-name="P2"/>
      <text:p text:style-name="P4"/>
      <text:list xml:id="list23251792006631" text:continue-numbering="true" text:style-name="L1">
        <text:list-item>
          <text:list>
            <text:list-item>
              <text:p text:style-name="P33">Обучение с подкреплением</text:p>
            </text:list-item>
            <text:list-item>
              <text:p text:style-name="P34">Деревья решений</text:p>
            </text:list-item>
            <text:list-item>
              <text:p text:style-name="P38">Генетические алгоритмы</text:p>
            </text:list-item>
            <text:list-item>
              <text:p text:style-name="P38">Построение деревьев решений с помощью генетических алгоритмов</text:p>
            </text:list-item>
            <text:list-item>
              <text:p text:style-name="P39">Ансамбли деревьев решений</text:p>
            </text:list-item>
            <text:list-item>
              <text:p text:style-name="P39">Построение ансамблей деревьев решений с помощью генетических алгоритмов</text:p>
            </text:list-item>
            <text:list-item>
              <text:p text:style-name="P39">Технические индикаторы</text:p>
            </text:list-item>
          </text:list>
        </text:list-item>
      </text:list>
      <text:p text:style-name="P5"/>
      <text:list xml:id="list23252861448243" text:continue-numbering="true" text:style-name="L1">
        <text:list-item>
          <text:list>
            <text:list-item>
              <text:p text:style-name="P40"><text:s/></text:p>
            </text:list-item>
            <text:list-item>
              <text:p text:style-name="P41"/>
              <text:list>
                <text:list-item>
                  <text:p text:style-name="P42"/>
                </text:list-item>
              </text:list>
              <text:p text:style-name="P74"/>
            </text:list-item>
          </text:list>
        </text:list-item>
      </text:list>
      <text:p text:style-name="P7">ames</text:p>
      <text:p text:style-name="P11"/>
      <text:bibliography text:style-name="Sect2" text:name="Bibliography1">
        <text:bibliography-source>
          <text:index-title-template text:style-name="Bibliography_20_Heading">Список литературы</text:index-title-template>
          <text:bibliography-entry-template text:bibliography-type="article" text:style-name="Bibliography_20_1">
            <text:index-entry-bibliography text:style-name="_30__20__5f_30_5f_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4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3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" text:bibliography-data-field="year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Список литературы</text:p>
          </text:index-title>
          <text:p text:style-name="P76">1: Li Tun, Liu Gong Shen, Stock Price's Prediction with Decision Tree, 2011</text:p>
          <text:p text:style-name="P76">2: R. Seethalakshmi , V. Saavithri, V. Badrinath , C. Vijayabanu, PCA BASED SUPPORT VECTOR MACHINE TECHNIQUE FORVOLATILITY FORECASTING, </text:p>
          <text:p text:style-name="P76"><text:soft-page-break/>3: S. Lahmiri , A Comparison of PNN and SVM for Stock Market TrendPrediction using Economic and Technical Information, 2011</text:p>
          <text:p text:style-name="P76">4: X. Ding, Y. Zhang, T. Liu, J. Duan, Deep Learning for Event-Driven Stock Prediction, </text:p>
          <text:p text:style-name="P76">5: Volodymyr Mnih, Koray Kavukcuoglu, David Silver, Alex Graves, Ioannis Antonoglou, Daan Wierstra, Martin Riedmiller, Playing Atari with Deep Reinforcement Learning, 2013</text:p>
          <text:p text:style-name="P76">6: Moody J.; Saffell M., Reinforcement Learning for Trading, </text:p>
          <text:p text:style-name="P76">7: Fernandez-Tapia J., High-Frequency Trading meets Reinforcement Learning, </text:p>
          <text:p text:style-name="P76">8: Floreano, D., S. Nolfi, F. Mondada, Competitive Co-Evolutionary Robotics: From Theory to Practice, 1998</text:p>
          <text:p text:style-name="P76">9: J. Sylvester, N. V. Chawla, Evolutionary Ensembles: Combining Learning Agents using Genetic Algorithms, 2005</text:p>
          <text:p text:style-name="P76">10: R. C. Barros, M. P. Basgalupp, A. C. P. L. F. de Carvalho, A. A. Freitas, A Survey of Evolutionary Algorithms for DecisionTree Induction, 2012</text:p>
          <text:p text:style-name="P76">11: J. - Y. Potvin, P. Soriano, M. VallÃee, Generating trading rules on the stock markets withgenetic programming, 2004</text:p>
          <text:p text:style-name="P76">12: H. Jiang, L. Kang, Building Trade System by Genetic Algorithm, </text:p>
          <text:p text:style-name="P76">13: J. D. Whiteside, A Practical Applicationof Monte Carlo Simulation in Forecasting, 2008</text:p>
          <text:p text:style-name="P76">14: F. Allen , R. Karjalainen, Using genetic algorithms to find technical trading rules, 1999</text:p>
          <text:p text:style-name="P76">15: Floreano, D., S. Nolfi, F. Mondada, Competitive Co-Evolutionary Robotics: From Theory to Practice, 1998</text:p>
          <text:p text:style-name="P76">16: Mitchell, Tom M., Machine Learning, 1997</text:p>
        </text:index-body>
      </text:bibliography>
      <text:p text:style-name="P6"/>
      <text:p text:style-name="P10"/>
      <text:p text:style-name="P10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 style:vertical-align="top" style:snap-to-layout-grid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page-number text:select-page="current" text:page-adjust="-1">10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3:54:04.954142340</meta:creation-date>
    <dc:date>2016-04-05T02:32:51.148763094</dc:date>
    <meta:editing-duration>P1DT1H29M48S</meta:editing-duration>
    <meta:editing-cycles>25</meta:editing-cycles>
    <meta:generator>LibreOffice/4.2.8.2$Linux_X86_64 LibreOffice_project/420m0$Build-2</meta:generator>
    <meta:document-statistic meta:table-count="0" meta:image-count="0" meta:object-count="10" meta:page-count="11" meta:paragraph-count="120" meta:word-count="2476" meta:character-count="19482" meta:non-whitespace-character-count="17046"/>
    <meta:user-defined meta:name="ZOTERO_PREF_1">&lt;data data-version="3" zotero-version="4.0.29.5"&gt;&lt;session id="ffwM2d2u"/&gt;&lt;style id="http://www.zotero.org/styles/modern-language-association" locale="ru-RU" hasBibliography="1" bibliographyStyleHasBeenSet="0"/&gt;&lt;prefs&gt;&lt;pref name="fieldType" value="Referenc</meta:user-defined>
    <meta:user-defined meta:name="ZOTERO_PREF_2">eMark"/&gt;&lt;pref name="storeReferences" value="true"/&gt;&lt;pref name="automaticJournalAbbreviations" value="true"/&gt;&lt;pref name="noteType" value=""/&gt;&lt;/prefs&gt;&lt;/data&gt;</meta:user-defined>
  </office:meta>
</office:document-meta>
</file>

<file path=Object 1/content.xml><?xml version="1.0" encoding="utf-8"?>
<math xmlns="http://www.w3.org/1998/Math/MathML" display="block">
  <semantics>
    <mrow>
      <mi mathvariant="italic">feature</mi>
      <mo stretchy="false">&lt;</mo>
      <mi mathvariant="italic">operator</mi>
      <mo stretchy="false">&gt;</mo>
      <mi mathvariant="italic">treshold</mi>
    </mrow>
    <annotation encoding="StarMath 5.0">feature&lt;operator&gt;treshold</annotation>
  </semantics>
</math>
</file>

<file path=Object 10/content.xml><?xml version="1.0" encoding="utf-8"?>
<math xmlns="http://www.w3.org/1998/Math/MathML" display="block">
  <semantics>
    <mrow>
      <msup>
        <mn>2</mn>
        <mi>D</mi>
      </msup>
      <mo stretchy="false">−</mo>
      <mn>1</mn>
    </mrow>
    <annotation encoding="StarMath 5.0">2^D-1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i mathvariant="italic">indicator</mi>
          <mi>,</mi>
          <mi mathvariant="italic">percentile</mi>
          <mi>,</mi>
          <mi mathvariant="italic">sign</mi>
        </mrow>
      </mrow>
      <mo fence="true" stretchy="false">)</mo>
    </mrow>
    <annotation encoding="StarMath 5.0">(indicator,percentile, sign)</annotation>
  </semantics>
</math>
</file>

<file path=Object 3/content.xml><?xml version="1.0" encoding="utf-8"?>
<math xmlns="http://www.w3.org/1998/Math/MathML" display="block">
  <semantics>
    <mi mathvariant="italic">indicator</mi>
    <annotation encoding="StarMath 5.0">indicator</annotation>
  </semantics>
</math>
</file>

<file path=Object 4/content.xml><?xml version="1.0" encoding="utf-8"?>
<math xmlns="http://www.w3.org/1998/Math/MathML" display="block">
  <semantics>
    <mi mathvariant="italic">percentile</mi>
    <annotation encoding="StarMath 5.0">percentile</annotation>
  </semantics>
</math>
</file>

<file path=Object 5/content.xml><?xml version="1.0" encoding="utf-8"?>
<math xmlns="http://www.w3.org/1998/Math/MathML" display="block">
  <semantics>
    <mi mathvariant="italic">sign</mi>
    <annotation encoding="StarMath 5.0">sign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i mathvariant="italic">PVT</mi>
          <mn>,72</mn>
          <mn>,0</mn>
        </mrow>
      </mrow>
      <mo fence="true" stretchy="false">)</mo>
    </mrow>
    <annotation encoding="StarMath 5.0">(PVT,72,0)</annotation>
  </semantics>
</math>
</file>

<file path=Object 7/content.xml><?xml version="1.0" encoding="utf-8"?>
<math xmlns="http://www.w3.org/1998/Math/MathML" display="block">
  <semantics>
    <mi mathvariant="italic">operator</mi>
    <annotation encoding="StarMath 5.0">operator</annotation>
  </semantics>
</math>
</file>

<file path=Object 8/content.xml><?xml version="1.0" encoding="utf-8"?>
<math xmlns="http://www.w3.org/1998/Math/MathML" display="block">
  <semantics>
    <mi mathvariant="italic">feature</mi>
    <annotation encoding="StarMath 5.0">feature</annotation>
  </semantics>
</math>
</file>

<file path=Object 9/content.xml><?xml version="1.0" encoding="utf-8"?>
<math xmlns="http://www.w3.org/1998/Math/MathML" display="block">
  <semantics>
    <mi mathvariant="italic">treshold</mi>
    <annotation encoding="StarMath 5.0">treshold</annotation>
  </semantics>
</math>
</file>